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888" officeooo:paragraph-rsid="000bf888"/>
    </style:style>
    <style:style style:name="P2" style:family="paragraph" style:parent-style-name="Standard" style:list-style-name="L1">
      <style:text-properties officeooo:rsid="000bf888" officeooo:paragraph-rsid="000bf888"/>
    </style:style>
    <style:style style:name="P3" style:family="paragraph" style:parent-style-name="Standard" style:list-style-name="L2">
      <style:text-properties officeooo:rsid="000bf888" officeooo:paragraph-rsid="000bf888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officeooo:paragraph-rsid="000bf888"/>
    </style:style>
    <style:style style:name="P6" style:family="paragraph" style:parent-style-name="Standard" style:list-style-name="L8">
      <style:text-properties officeooo:rsid="000e41ad" officeooo:paragraph-rsid="000e41ad"/>
    </style:style>
    <style:style style:name="P7" style:family="paragraph" style:parent-style-name="Standard">
      <style:text-properties officeooo:rsid="000e41ad" officeooo:paragraph-rsid="000f23b1"/>
    </style:style>
    <style:style style:name="P8" style:family="paragraph" style:parent-style-name="Standard">
      <style:text-properties fo:font-weight="bold" officeooo:rsid="000c7af2" officeooo:paragraph-rsid="000c7af2" style:font-weight-asian="bold" style:font-weight-complex="bold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Standard" style:list-style-name="L5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 style:list-style-name="L6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 style:list-style-name="L8"/>
    <style:style style:name="P14" style:family="paragraph" style:parent-style-name="Standard" style:list-style-name="L9">
      <style:text-properties officeooo:rsid="000f23b1" officeooo:paragraph-rsid="000f23b1"/>
    </style:style>
    <style:style style:name="P15" style:family="paragraph" style:parent-style-name="Standard">
      <style:text-properties officeooo:rsid="000f23b1" officeooo:paragraph-rsid="000f23b1"/>
    </style:style>
    <style:style style:name="P16" style:family="paragraph" style:parent-style-name="Standard">
      <style:text-properties officeooo:rsid="000f23b1" officeooo:paragraph-rsid="00103c6a"/>
    </style:style>
    <style:style style:name="P17" style:family="paragraph" style:parent-style-name="Standard" style:list-style-name="L10">
      <style:text-properties officeooo:rsid="000f23b1" officeooo:paragraph-rsid="00103c6a"/>
    </style:style>
    <style:style style:name="P18" style:family="paragraph" style:parent-style-name="Standard" style:list-style-name="L10">
      <style:text-properties officeooo:rsid="00103c6a" officeooo:paragraph-rsid="00103c6a"/>
    </style:style>
    <style:style style:name="P19" style:family="paragraph" style:parent-style-name="Standard" style:list-style-name="L10">
      <style:text-properties officeooo:rsid="00123b1a" officeooo:paragraph-rsid="00123b1a"/>
    </style:style>
    <style:style style:name="P20" style:family="paragraph" style:parent-style-name="Standard" style:list-style-name="L10">
      <style:text-properties officeooo:rsid="0013a4dd" officeooo:paragraph-rsid="00147afb"/>
    </style:style>
    <style:style style:name="P21" style:family="paragraph" style:parent-style-name="Standard">
      <style:text-properties officeooo:rsid="0013a4dd" officeooo:paragraph-rsid="00147afb"/>
    </style:style>
    <style:style style:name="P22" style:family="paragraph" style:parent-style-name="Standard" style:list-style-name="L15">
      <style:text-properties fo:font-weight="normal" officeooo:rsid="00147afb" officeooo:paragraph-rsid="00147afb" style:font-weight-asian="normal" style:font-weight-complex="normal"/>
    </style:style>
    <style:style style:name="P23" style:family="paragraph" style:parent-style-name="Standard">
      <style:text-properties fo:font-weight="normal" officeooo:rsid="00147afb" officeooo:paragraph-rsid="00147afb" style:font-weight-asian="normal" style:font-weight-complex="normal"/>
    </style:style>
    <style:style style:name="P24" style:family="paragraph" style:parent-style-name="Standard" style:list-style-name="L16">
      <style:text-properties fo:font-weight="normal" officeooo:rsid="00147afb" officeooo:paragraph-rsid="00147afb" style:font-weight-asian="normal" style:font-weight-complex="normal"/>
    </style:style>
    <style:style style:name="P25" style:family="paragraph" style:parent-style-name="Standard" style:list-style-name="L17">
      <style:text-properties fo:font-weight="normal" officeooo:rsid="00147afb" officeooo:paragraph-rsid="00147afb" style:font-weight-asian="normal" style:font-weight-complex="normal"/>
    </style:style>
    <style:style style:name="P26" style:family="paragraph" style:parent-style-name="Standard" style:list-style-name="L18">
      <style:text-properties fo:font-weight="normal" officeooo:rsid="001632d6" officeooo:paragraph-rsid="001632d6" style:font-weight-asian="normal" style:font-weight-complex="normal"/>
    </style:style>
    <style:style style:name="P27" style:family="paragraph" style:parent-style-name="Standard">
      <style:text-properties officeooo:rsid="001477d7" officeooo:paragraph-rsid="001477d7"/>
    </style:style>
    <style:style style:name="P28" style:family="paragraph" style:parent-style-name="Standard" style:list-style-name="L12">
      <style:text-properties officeooo:rsid="001477d7" officeooo:paragraph-rsid="001477d7"/>
    </style:style>
    <style:style style:name="P29" style:family="paragraph" style:parent-style-name="Standard" style:list-style-name="L12">
      <style:text-properties officeooo:paragraph-rsid="001477d7"/>
    </style:style>
    <style:style style:name="P30" style:family="paragraph" style:parent-style-name="Standard" style:list-style-name="L16">
      <style:text-properties officeooo:rsid="00147afb" officeooo:paragraph-rsid="00147afb"/>
    </style:style>
    <style:style style:name="P31" style:family="paragraph" style:parent-style-name="Standard">
      <style:text-properties officeooo:rsid="00147afb" officeooo:paragraph-rsid="00147afb"/>
    </style:style>
    <style:style style:name="P32" style:family="paragraph" style:parent-style-name="Standard" style:list-style-name="L9">
      <style:text-properties officeooo:rsid="00147afb" officeooo:paragraph-rsid="00147afb"/>
    </style:style>
    <style:style style:name="P33" style:family="paragraph" style:parent-style-name="Heading">
      <style:text-properties officeooo:rsid="000bf888" officeooo:paragraph-rsid="000bf888"/>
    </style:style>
    <style:style style:name="P34" style:family="paragraph" style:parent-style-name="Heading">
      <style:text-properties officeooo:rsid="00147afb" officeooo:paragraph-rsid="00147afb"/>
    </style:style>
    <style:style style:name="P35" style:family="paragraph" style:parent-style-name="Heading_20_1">
      <style:text-properties officeooo:rsid="000bf888" officeooo:paragraph-rsid="000bf888"/>
    </style:style>
    <style:style style:name="T1" style:family="text">
      <style:text-properties officeooo:rsid="000bf888"/>
    </style:style>
    <style:style style:name="T2" style:family="text">
      <style:text-properties officeooo:rsid="000cb561"/>
    </style:style>
    <style:style style:name="T3" style:family="text">
      <style:text-properties officeooo:rsid="000e41ad"/>
    </style:style>
    <style:style style:name="T4" style:family="text">
      <style:text-properties officeooo:rsid="000f23b1"/>
    </style:style>
    <style:style style:name="T5" style:family="text">
      <style:text-properties officeooo:rsid="00103c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6a" style:font-weight-asian="bold" style:font-weight-complex="bold"/>
    </style:style>
    <style:style style:name="T8" style:family="text">
      <style:text-properties fo:font-weight="bold" officeooo:rsid="00147af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3c6a" style:font-weight-asian="normal" style:font-weight-complex="normal"/>
    </style:style>
    <style:style style:name="T11" style:family="text">
      <style:text-properties officeooo:rsid="001477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GA502 - Level Design II – Session 03</text:h>
      <text:p text:style-name="P33">Software Development <text:span text:style-name="T3">Life-cycle</text:span></text:p>
      <text:list xml:id="list6226230042059680897" text:style-name="L2">
        <text:list-item>
          <text:p text:style-name="P3">Analysis</text:p>
        </text:list-item>
        <text:list-item>
          <text:p text:style-name="P3">Design &amp; Planning</text:p>
        </text:list-item>
        <text:list-item>
          <text:p text:style-name="P3">Development</text:p>
        </text:list-item>
        <text:list-item>
          <text:p text:style-name="P3">Integration &amp; Testing</text:p>
        </text:list-item>
        <text:list-item>
          <text:p text:style-name="P3">Deployment</text:p>
        </text:list-item>
        <text:list-item>
          <text:p text:style-name="P5"><text:span text:style-name="T1">Maintenance</text:span></text:p>
        </text:list-item>
      </text:list>
      <text:p text:style-name="Heading"><text:span text:style-name="T3">Paradigms</text:span> <text:span text:style-name="T2">popular the games industry:</text:span></text:p>
      <text:p text:style-name="P8"/>
      <text:list xml:id="list8695135301857760476" text:style-name="L4">
        <text:list-header>
          <text:p text:style-name="P9">Agile</text:p>
        </text:list-header>
      </text:list>
      <text:list xml:id="list4364304050275553404" text:style-name="L5">
        <text:list-item>
          <text:list>
            <text:list-item>
              <text:p text:style-name="P10">Customer satisfaction by early and continuous delivery of valuable software</text:p>
            </text:list-item>
            <text:list-item text:style-override="L6">
              <text:p text:style-name="P11">Welcome changing requirements, even in late development</text:p>
            </text:list-item>
            <text:list-item text:style-override="L6">
              <text:p text:style-name="P11">Working software is delivered frequently (weeks rather than months)</text:p>
            </text:list-item>
            <text:list-item text:style-override="L6">
              <text:p text:style-name="P11">Close, daily cooperation between business people and developers</text:p>
            </text:list-item>
            <text:list-item text:style-override="L6">
              <text:p text:style-name="P11">Projects are built around motivated individuals, who should be trusted</text:p>
            </text:list-item>
            <text:list-item text:style-override="L6">
              <text:p text:style-name="P11">Face-to-face conversation is the best form of communication (co-location)</text:p>
            </text:list-item>
            <text:list-item text:style-override="L6">
              <text:p text:style-name="P11">Working software is the principal measure of progress</text:p>
            </text:list-item>
            <text:list-item text:style-override="L6">
              <text:p text:style-name="P11">Sustainable development, able to maintain a constant pace</text:p>
            </text:list-item>
            <text:list-item text:style-override="L6">
              <text:p text:style-name="P11">Continuous attention to technical excellence and good design</text:p>
            </text:list-item>
            <text:list-item text:style-override="L6">
              <text:p text:style-name="P11">Simplicity—the art of maximizing the amount of work not done—is essential</text:p>
            </text:list-item>
            <text:list-item text:style-override="L6">
              <text:p text:style-name="P11">Best architectures, requirements, and designs emerge from self-organizing teams</text:p>
            </text:list-item>
            <text:list-item text:style-override="L6">
              <text:p text:style-name="P11">Regularly, the team reflects on how to become more effective, and adjusts accordingly</text:p>
            </text:list-item>
          </text:list>
        </text:list-item>
      </text:list>
      <text:p text:style-name="P12"><text:tab/></text:p>
      <text:p text:style-name="Standard"><text:tab/><text:tab/><text:span text:style-name="T3">Pros</text:span></text:p>
      <text:list xml:id="list3444496040550727387" text:style-name="L8">
        <text:list-item>
          <text:p text:style-name="P13"><text:span text:style-name="T3">Iterative</text:span></text:p>
        </text:list-item>
        <text:list-item>
          <text:p text:style-name="P6">Adaptable to change</text:p>
        </text:list-item>
        <text:list-item>
          <text:p text:style-name="P6">Gives feedback</text:p>
        </text:list-item>
      </text:list>
      <text:p text:style-name="P7"><text:tab/><text:tab/></text:p>
      <text:p text:style-name="P7"><text:span text:style-name="T4"><text:tab/><text:tab/>Considerations</text:span></text:p>
      <text:list xml:id="list7663037274539322898" text:style-name="L9">
        <text:list-item>
          <text:p text:style-name="P14">Needs good<text:span text:style-name="T5"> planning and management to be successful.</text:span></text:p>
        </text:list-item>
        <text:list-item>
          <text:p text:style-name="P32">Requires lots of testing.</text:p>
        </text:list-item>
      </text:list>
      <text:p text:style-name="P15"/>
      <text:p text:style-name="P16"><text:tab/><text:span text:style-name="T7">Scrum</text:span></text:p>
      <text:list xml:id="list4266000208130235957" text:style-name="L10">
        <text:list-item>
          <text:p text:style-name="P17"><text:span text:style-name="T10">Agile framework</text:span></text:p>
        </text:list-item>
        <text:list-item>
          <text:p text:style-name="P19"><text:span text:style-name="T10">S</text:span><text:span text:style-name="T9">print</text:span></text:p>
        </text:list-item>
        <text:list-item>
          <text:p text:style-name="P18"><text:span text:style-name="T9">Product owner</text:span></text:p>
        </text:list-item>
        <text:list-item>
          <text:p text:style-name="P20"><text:span text:style-name="T9">Scrum Master</text:span></text:p>
        </text:list-item>
      </text:list>
      <text:p text:style-name="P21"><text:span text:style-name="T9"><text:tab/></text:span><text:span text:style-name="T8">Kanban</text:span></text:p>
      <text:list xml:id="list5072685298819235946" text:style-name="L18">
        <text:list-item>
          <text:p text:style-name="P26">Method for managing work.</text:p>
        </text:list-item>
        <text:list-item>
          <text:p text:style-name="P26">Team members pull from available work.</text:p>
        </text:list-item>
        <text:list-item>
          <text:p text:style-name="P26">Stories</text:p>
        </text:list-item>
        <text:list-item>
          <text:p text:style-name="P26"><text:soft-page-break/>States</text:p>
        </text:list-item>
        <text:list-item>
          <text:p text:style-name="P26">Buckets</text:p>
        </text:list-item>
      </text:list>
      <text:p text:style-name="P33">Level Production Lifecycle</text:p>
      <text:list xml:id="list6999794412702135305" text:style-name="L1">
        <text:list-item>
          <text:p text:style-name="P4">Concept</text:p>
        </text:list-item>
        <text:list-item>
          <text:p text:style-name="P2">Design</text:p>
        </text:list-item>
        <text:list-item>
          <text:p text:style-name="P2">Greybox</text:p>
        </text:list-item>
        <text:list-item>
          <text:p text:style-name="P2">Production</text:p>
        </text:list-item>
        <text:list-item>
          <text:p text:style-name="P2">Finalization</text:p>
        </text:list-item>
        <text:list-item>
          <text:p text:style-name="P2">Testing</text:p>
        </text:list-item>
        <text:list-item>
          <text:p text:style-name="P2">Release</text:p>
        </text:list-item>
        <text:list-item>
          <text:p text:style-name="P2">Post-production</text:p>
        </text:list-item>
      </text:list>
      <text:p text:style-name="P1"/>
      <text:p text:style-name="P34">Teamwork</text:p>
      <text:p text:style-name="Standard"><text:tab/><text:span text:style-name="T8">Source Control</text:span></text:p>
      <text:list xml:id="list5056091347102423620" text:style-name="L15">
        <text:list-item>
          <text:p text:style-name="P22">Git, SVN, SharePoint, etc.</text:p>
        </text:list-item>
      </text:list>
      <text:p text:style-name="P23"><text:tab/><text:span text:style-name="T6">Pipeline</text:span></text:p>
      <text:list xml:id="list6446351644758021733" text:style-name="L16">
        <text:list-item>
          <text:p text:style-name="P24">Art</text:p>
        </text:list-item>
        <text:list-item>
          <text:p text:style-name="P24">Code</text:p>
        </text:list-item>
        <text:list-item>
          <text:p text:style-name="P30"><text:span text:style-name="T9">Design</text:span></text:p>
        </text:list-item>
        <text:list-item>
          <text:p text:style-name="P30"><text:span text:style-name="T9">Testing</text:span></text:p>
        </text:list-item>
      </text:list>
      <text:p text:style-name="P31"><text:span text:style-name="T9"><text:tab/></text:span><text:span text:style-name="T6">Documentation</text:span></text:p>
      <text:list xml:id="list3575813592920188569" text:style-name="L17">
        <text:list-item>
          <text:p text:style-name="P25">Design</text:p>
        </text:list-item>
        <text:list-item>
          <text:p text:style-name="P25">Technical</text:p>
        </text:list-item>
      </text:list>
      <text:p text:style-name="Heading">Design Document</text:p>
      <text:list xml:id="list3077954898965386431" text:style-name="L12">
        <text:list-item>
          <text:p text:style-name="P29"><text:span text:style-name="T11">One-two pages.</text:span></text:p>
        </text:list-item>
        <text:list-item>
          <text:p text:style-name="P29"><text:span text:style-name="T11">Detailed description of concept, art direction, level features etc.</text:span></text:p>
        </text:list-item>
        <text:list-item>
          <text:p text:style-name="P28">Each feature or interactive element has a detailed breakdown.</text:p>
        </text:list-item>
        <text:list-item>
          <text:p text:style-name="P28">Detailed map of physical layout.</text:p>
        </text:list-item>
        <text:list-item>
          <text:p text:style-name="P28">You should be able to give your document to someone else and get your vison.</text:p>
        </text:list-item>
      </text:list>
      <text:p text:style-name="P2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8:37:22.158654878</meta:creation-date>
    <dc:date>2016-10-18T20:48:18.480024781</dc:date>
    <meta:editing-duration>PT39M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69" meta:word-count="301" meta:character-count="1821" meta:non-whitespace-character-count="1627"/>
  </office:meta>
</office:document-meta>
</file>